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9.656cm" fo:min-width="8.898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2.798cm" fo:min-width="1.786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528cm" fo:min-width="1.78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.398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.692cm" fo:min-width="3.264cm" fo:wrap-option="no-wrap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9.656cm" fo:min-width="8.3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9.398cm" svg:height="9.906cm" svg:x="2.032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3.048cm" svg:x="10.414cm" svg:y="16.51cm">
          <text:p text:style-name="P2">XSU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86cm" svg:height="3.048cm" svg:x="12.7cm" svg:y="16.51cm">
          <text:p text:style-name="P2">XPU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2.794cm" svg:y="5.334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5.588cm" svg:y="5.334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4.064cm" svg:y="8.128cm">
          <text:p text:style-name="P2">PU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4.064cm" svg:y="9.906cm">
          <text:p text:style-name="P2">PU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064cm" svg:y1="7.112cm" svg:x2="5.334cm" svg:y2="8.128cm">
          <text:p/>
        </draw:line>
        <draw:line draw:style-name="gr4" draw:text-style-name="P3" draw:layer="layout" svg:x1="6.858cm" svg:y1="7.112cm" svg:x2="5.334cm" svg:y2="8.128cm">
          <text:p/>
        </draw:line>
        <draw:line draw:style-name="gr4" draw:text-style-name="P3" draw:layer="layout" svg:x1="5.08cm" svg:y1="11.684cm" svg:x2="11.684cm" svg:y2="16.51cm">
          <text:p/>
        </draw:line>
        <draw:custom-shape draw:style-name="gr3" draw:text-style-name="P1" xml:id="id1" draw:id="id1" draw:layer="layout" svg:width="2.286cm" svg:height="1.778cm" svg:x="7.62cm" svg:y="9.906cm">
          <text:p text:style-name="P2">SU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716cm" svg:y1="16.51cm" svg:x2="8.89cm" svg:y2="11.684cm">
          <text:p/>
        </draw:line>
        <draw:custom-shape draw:style-name="gr5" draw:text-style-name="P2" xml:id="id2" draw:id="id2" draw:layer="layout" svg:width="1.27cm" svg:height="0.508cm" svg:x="5.84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27cm" svg:height="0.508cm" svg:x="3.37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064cm" svg:y1="3.81cm" svg:x2="4.064cm" svg:y2="5.334cm">
          <text:p/>
        </draw:line>
        <draw:line draw:style-name="gr4" draw:text-style-name="P3" draw:layer="layout" svg:x1="6.35cm" svg:y1="3.81cm" svg:x2="6.604cm" svg:y2="5.334cm">
          <text:p/>
        </draw:line>
        <draw:custom-shape draw:style-name="gr6" draw:text-style-name="P4" draw:layer="layout" svg:width="4.064cm" svg:height="1.016cm" svg:x="6.096cm" svg:y="1.27cm">
          <text:p text:style-name="P2">вебсокеты</text:p>
          <draw:enhanced-geometry svg:viewBox="0 0 21600 21600" draw:text-areas="800 800 20800 20800" draw:type="round-rectangular-callout" draw:modifiers="1328.41328413284 44984.070796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svg:x1="8.763cm" svg:y1="9.906cm" svg:x2="7.112cm" svg:y2="3.556cm" draw:start-shape="id1" draw:start-glue-point="0" draw:end-shape="id2" draw:end-glue-point="10" svg:d="M8763 9906v-6350h-1651" svg:viewBox="0 0 1652 6351">
          <text:p/>
        </draw:connector>
        <draw:connector draw:style-name="gr7" draw:text-style-name="P2" draw:layer="layout" draw:line-skew="-2.541cm" svg:x1="8.763cm" svg:y1="9.906cm" svg:x2="4.454cm" svg:y2="3.736cm" draw:start-shape="id1" draw:start-glue-point="0" draw:end-shape="id3" draw:end-glue-point="9" svg:d="M8763 9906v-5588h-4309v-582" svg:viewBox="0 0 4310 6171">
          <text:p/>
        </draw:connector>
        <draw:custom-shape draw:style-name="gr3" draw:text-style-name="P1" draw:layer="layout" svg:width="2.286cm" svg:height="1.778cm" svg:x="5.589cm" svg:y="5.334cm">
          <text:p text:style-name="P2">PUSH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859cm" svg:y1="7.112cm" svg:x2="5.335cm" svg:y2="8.128cm">
          <text:p/>
        </draw:line>
        <draw:custom-shape draw:style-name="gr3" draw:text-style-name="P1" draw:layer="layout" svg:width="2.286cm" svg:height="1.778cm" svg:x="7.621cm" svg:y="9.906cm">
          <text:p text:style-name="P2">SU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9cm" svg:height="9.906cm" svg:x="14.73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15.494cm" svg:y="5.334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18.288cm" svg:y="5.334cm">
          <text:p text:style-name="P2">PU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16.764cm" svg:y="8.128cm">
          <text:p text:style-name="P2">PU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778cm" svg:x="16.764cm" svg:y="9.906cm">
          <text:p text:style-name="P2">PU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764cm" svg:y1="7.112cm" svg:x2="18.034cm" svg:y2="8.128cm">
          <text:p/>
        </draw:line>
        <draw:line draw:style-name="gr4" draw:text-style-name="P3" draw:layer="layout" svg:x1="19.558cm" svg:y1="7.112cm" svg:x2="18.034cm" svg:y2="8.128cm">
          <text:p/>
        </draw:line>
        <draw:custom-shape draw:style-name="gr3" draw:text-style-name="P1" xml:id="id4" draw:id="id4" draw:layer="layout" svg:width="2.286cm" svg:height="1.778cm" svg:x="20.32cm" svg:y="9.906cm">
          <text:p text:style-name="P2">SUB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27cm" svg:height="0.508cm" svg:x="18.54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27cm" svg:height="0.508cm" svg:x="16.07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764cm" svg:y1="3.81cm" svg:x2="16.764cm" svg:y2="5.334cm">
          <text:p/>
        </draw:line>
        <draw:line draw:style-name="gr4" draw:text-style-name="P3" draw:layer="layout" svg:x1="19.05cm" svg:y1="3.81cm" svg:x2="19.304cm" svg:y2="5.334cm">
          <text:p/>
        </draw:line>
        <draw:custom-shape draw:style-name="gr6" draw:text-style-name="P4" draw:layer="layout" svg:width="4.064cm" svg:height="1.016cm" svg:x="19.05cm" svg:y="1.016cm">
          <text:p text:style-name="P2">вебсокеты</text:p>
          <draw:enhanced-geometry svg:viewBox="0 0 21600 21600" draw:text-areas="800 800 20800 20800" draw:type="round-rectangular-callout" draw:modifiers="1328.41328413284 44984.070796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svg:x1="21.463cm" svg:y1="9.906cm" svg:x2="19.812cm" svg:y2="3.556cm" draw:start-shape="id4" draw:start-glue-point="0" draw:end-shape="id5" draw:end-glue-point="10" svg:d="M21463 9906v-6350h-1651" svg:viewBox="0 0 1652 6351">
          <text:p/>
        </draw:connector>
        <draw:connector draw:style-name="gr7" draw:text-style-name="P2" draw:layer="layout" draw:line-skew="-2.541cm" svg:x1="21.463cm" svg:y1="9.906cm" svg:x2="17.154cm" svg:y2="3.736cm" draw:start-shape="id4" draw:start-glue-point="0" draw:end-shape="id6" draw:end-glue-point="9" svg:d="M21463 9906v-5588h-4309v-582" svg:viewBox="0 0 4310 6171">
          <text:p/>
        </draw:connector>
        <draw:custom-shape draw:style-name="gr3" draw:text-style-name="P1" draw:layer="layout" svg:width="2.286cm" svg:height="1.778cm" svg:x="18.289cm" svg:y="5.334cm">
          <text:p text:style-name="P2">PUSH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559cm" svg:y1="7.112cm" svg:x2="18.035cm" svg:y2="8.128cm">
          <text:p/>
        </draw:line>
        <draw:custom-shape draw:style-name="gr3" draw:text-style-name="P1" draw:layer="layout" svg:width="2.286cm" svg:height="1.778cm" svg:x="20.321cm" svg:y="9.906cm">
          <text:p text:style-name="P2">SU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034cm" svg:y1="11.684cm" svg:x2="11.684cm" svg:y2="16.51cm">
          <text:p/>
        </draw:line>
        <draw:line draw:style-name="gr4" draw:text-style-name="P3" draw:layer="layout" svg:x1="13.97cm" svg:y1="16.51cm" svg:x2="21.336cm" svg:y2="11.684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 </meta:initial-creator>
    <meta:creation-date>2013-04-28T22:01:41</meta:creation-date>
    <dc:date>2017-11-24T22:44:25.416139812</dc:date>
    <meta:editing-duration>P3DT18H21M33S</meta:editing-duration>
    <meta:editing-cycles>431</meta:editing-cycles>
    <meta:generator>LibreOffice/5.1.6.2$Linux_X86_64 LibreOffice_project/10m0$Build-2</meta:generator>
    <meta:document-statistic meta:object-count="65"/>
  </office:meta>
</office:document-meta>
</file>